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3pt" fo:break-before="auto" style:use-optimal-row-height="true"/>
    </style:style>
    <style:style style:name="ro2" style:family="table-row">
      <style:table-row-properties style:row-height="111.74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64.49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64.15pt" fo:break-before="auto" style:use-optimal-row-height="true"/>
    </style:style>
    <style:style style:name="ro8" style:family="table-row">
      <style:table-row-properties style:row-height="80.25pt" fo:break-before="auto" style:use-optimal-row-height="true"/>
    </style:style>
    <style:style style:name="ro9" style:family="table-row">
      <style:table-row-properties style:row-height="111.15pt" fo:break-before="auto" style:use-optimal-row-height="true"/>
    </style:style>
    <style:style style:name="ro10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bank account</text:p>
          </table:table-cell>
          <table:table-cell/>
          <table:table-cell office:value-type="string" calcext:value-type="string">
            <text:p>счет в банке</text:p>
            <text:p>I’d like to open a bank accou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emark</text:p>
          </table:table-cell>
          <table:table-cell/>
          <table:table-cell office:value-type="string" calcext:value-type="string">
            <text:p><text:span text:style-name="T2">торговая марка</text:span></text:p>
            <text:p>the name of a particular company or product which cannot be used by anyone else</text:p>
            <text:p> Отличительная черта</text:p>
            <text:p>But attention to detail is the director's trademark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rglur alarm</text:p>
          </table:table-cell>
          <table:table-cell/>
          <table:table-cell office:value-type="string" calcext:value-type="string">
            <text:p>Сигнализация</text:p>
            <text:p>She was woken early this morning by a burglar alarm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ght bulb (bulb)</text:p>
          </table:table-cell>
          <table:table-cell/>
          <table:table-cell office:value-type="string" calcext:value-type="string">
            <text:p>Лампочка</text:p>
            <text:p>an electric light bul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kage holiday</text:p>
          </table:table-cell>
          <table:table-cell/>
          <table:table-cell office:value-type="string" calcext:value-type="string">
            <text:p>организованная туристическая поездка (всё включено)</text:p>
            <text:p>The country’s tourist industry should switch away from package holidays towards more up-market ‘cultural’ tourism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eering wheel</text:p>
          </table:table-cell>
          <table:table-cell/>
          <table:table-cell office:value-type="string" calcext:value-type="string">
            <text:p>руль</text:p>
            <text:p>Karen smiled with enthusiasm at the car-like steering wheel of the boat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voice mail</text:p>
          </table:table-cell>
          <table:table-cell/>
          <table:table-cell office:value-type="string" calcext:value-type="string">
            <text:p>голосовая почта</text:p>
            <text:p>With voice mail, if a guest is out, callers can leave recorded messages rather than be put through again to a hotel operato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youth hotel</text:p>
          </table:table-cell>
          <table:table-cell/>
          <table:table-cell office:value-type="string" calcext:value-type="string">
            <text:p>молодежная гостиница</text:p>
            <text:p>A week's multi-activity holiday based at a youth hostel costs around £120-£130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ir traffic control</text:p>
          </table:table-cell>
          <table:table-cell/>
          <table:table-cell office:value-type="string" calcext:value-type="string">
            <text:p>авиационный диспетчер, </text:p>
            <text:p>Управление авиациооными полетами</text:p>
            <text:p> I would have needed an air traffic control centre to keep track of where everyone was at any given momen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rth control</text:p>
          </table:table-cell>
          <table:table-cell/>
          <table:table-cell office:value-type="string" calcext:value-type="string">
            <text:p>противозачаточное средство</text:p>
            <text:p>Have you discussed birth control with your daughter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tton wool</text:p>
          </table:table-cell>
          <table:table-cell/>
          <table:table-cell office:value-type="string" calcext:value-type="string">
            <text:p>вата</text:p>
            <text:p>She put some disinfectant on a piece of cotton wool and dabbed it on her cheek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il order</text:p>
          </table:table-cell>
          <table:table-cell/>
          <table:table-cell office:value-type="string" calcext:value-type="string">
            <text:p>заказ товаров по почте</text:p>
            <text:p>It is available by mail order from Green Life Product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ms race</text:p>
          </table:table-cell>
          <table:table-cell/>
          <table:table-cell office:value-type="string" calcext:value-type="string">
            <text:p>гонка вооружений</text:p>
            <text:p>They can emphasise the danger of a new arms rac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generation gap</text:p>
          </table:table-cell>
          <table:table-cell/>
          <table:table-cell office:value-type="string" calcext:value-type="string">
            <text:p>проблема отцов и детей</text:p>
            <text:p>He tells me that they had a discussion in school about the generation gap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1) Труд</text:p>
            <text:p>Many women do hard manual labour</text:p>
            <text:p>2) people who work</text:p>
            <text:p>рабочая сила, рабочие</text:p>
            <text:p>a shortage of skilled labo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abour force</text:p>
          </table:table-cell>
          <table:table-cell/>
          <table:table-cell office:value-type="string" calcext:value-type="string">
            <text:p>Рабочая сила</text:p>
            <text:p>Out of Minnesota’s labor force of 2.1 million, only 110,000 are reckoned to be earning the minimum wag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und barrier</text:p>
          </table:table-cell>
          <table:table-cell/>
          <table:table-cell office:value-type="string" calcext:value-type="string">
            <text:p>Звуковой борьер</text:p>
            <text:p> In 1979, Stanley Barrett broke the sound barrier on lan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elfare</text:p>
          </table:table-cell>
          <table:table-cell office:value-type="string" calcext:value-type="string">
            <text:p>ˈwelfeə</text:p>
          </table:table-cell>
          <table:table-cell office:value-type="string" calcext:value-type="string">
            <text:p>благополучие, благосостояние</text:p>
            <text:p>Our only concern is the children’s welfar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welfare state</text:p>
          </table:table-cell>
          <table:table-cell/>
          <table:table-cell office:value-type="string" calcext:value-type="string">
            <text:p>система социального обеспечения</text:p>
            <text:p>Britain’s National Health Service is a major feature of its welfare stat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roots</text:p>
          </table:table-cell>
          <table:table-cell/>
          <table:table-cell office:value-type="string" calcext:value-type="string">
            <text:p><text:span text:style-name="T2">простые люди</text:span></text:p>
            <text:p>ordinary people in a society or political organization and not the leaders</text:p>
            <text:p>We are hoping for full participation at grass roots level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ace relations</text:p>
          </table:table-cell>
          <table:table-cell/>
          <table:table-cell office:value-type="string" calcext:value-type="string">
            <text:p>межрассовые взаимоотношения</text:p>
            <text:p>Community leaders are working to improve race relations in the city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ound bite</text:p>
          </table:table-cell>
          <table:table-cell/>
          <table:table-cell office:value-type="string" calcext:value-type="string">
            <text:p>Звуковой фрагмент</text:p>
            <text:p>It is a good sound bite, but it is not any better for hearing it the second tim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связь</text:p>
            <text:p>Japan’s strong economic ties with Taiwa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lood ties</text:p>
          </table:table-cell>
          <table:table-cell/>
          <table:table-cell office:value-type="string" calcext:value-type="string">
            <text:p>кровные связь</text:p>
            <text:p>Blood / family ties have been weakened by older people living apart from their children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vel crossing</text:p>
          </table:table-cell>
          <table:table-cell/>
          <table:table-cell office:value-type="string" calcext:value-type="string">
            <text:p>железнодорожный переезд</text:p>
            <text:p>Some semaphores still survive - at Caersws and the Llanidloes Road level crossing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he rat race</text:p>
          </table:table-cell>
          <table:table-cell/>
          <table:table-cell office:value-type="string" calcext:value-type="string">
            <text:p>the unpleasant way that people compete against each other at work in order to succeed</text:p>
            <text:p>ожесточенная конкуренция</text:p>
            <text:p>Children are forced into the rat race for higher salary and prestige.</text:p>
          </table:table-cell>
          <table:table-cell table:number-columns-repeated="1021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23:59:53.966459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52M40S</meta:editing-duration>
    <meta:editing-cycles>15</meta:editing-cycles>
    <meta:generator>LibreOffice/6.0.7.3$Linux_X86_64 LibreOffice_project/00m0$Build-3</meta:generator>
    <dc:date>2022-03-16T00:00:34.302981255</dc:date>
    <meta:document-statistic meta:table-count="1" meta:cell-count="53" meta:object-count="0"/>
    <meta:template xlink:type="simple" xlink:actuate="onRequest" xlink:title="vocabularyUnit" xlink:href="../../../../Templates/vocabularyUnit.ots" meta:date="2021-07-23T23:09:37.744245147"/>
  </office:meta>
</office:document-meta>
</file>